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Verdana" svg:font-family="Verdana,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2" style:family="paragraph" style:parent-style-name="Preformatted_20_Text">
      <style:paragraph-properties fo:orphans="2" fo:widows="2"/>
      <style:text-properties style:font-name="Courier New"/>
    </style:style>
    <style:style style:name="P3" style:family="paragraph" style:parent-style-name="Standard">
      <style:text-properties style:font-name="Courier New" fo:font-size="11pt" style:font-size-asian="11pt" style:font-size-complex="11pt"/>
    </style:style>
    <style:style style:name="P4"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5"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6" style:family="paragraph" style:parent-style-name="Preformatted_20_Text">
      <style:paragraph-properties fo:orphans="2" fo:widows="2"/>
      <style:text-properties fo:font-variant="normal" fo:text-transform="none" style:font-name="Courier New" fo:font-size="11pt" fo:letter-spacing="normal" fo:font-style="normal" style:font-size-asian="11pt" style:font-size-complex="11pt"/>
    </style:style>
    <style:style style:name="P7" style:family="paragraph" style:parent-style-name="Preformatted_20_Text">
      <style:paragraph-properties fo:orphans="2" fo:widows="2"/>
      <style:text-properties fo:font-variant="normal" fo:text-transform="none" style:font-name="Courier New" fo:font-size="11pt" fo:letter-spacing="normal" fo:font-style="normal" style:font-size-asian="11pt" style:font-size-complex="11pt"/>
    </style:style>
    <style:style style:name="T1" style:family="text">
      <style:text-properties fo:font-style="italic" style:font-style-asian="italic" style:font-style-complex="italic"/>
    </style:style>
    <style:style style:name="T2" style:family="text">
      <style:text-properties fo:font-variant="normal" fo:text-transform="none" fo:color="#000000" fo:font-size="11pt" fo:letter-spacing="normal" fo:font-style="normal" fo:font-weight="normal" style:font-size-asian="11pt" style:font-size-complex="11pt"/>
    </style:style>
    <style:style style:name="T3" style:family="text">
      <style:text-properties fo:font-variant="normal" fo:text-transform="none" fo:color="#000000" fo:font-size="11.25pt" fo:letter-spacing="normal" fo:font-style="normal" fo:font-weight="normal"/>
    </style:style>
    <style:style style:name="T4" style:family="text">
      <style:text-properties fo:color="#222222"/>
    </style:style>
    <style:style style:name="T5" style:family="text">
      <style:text-properties fo:color="#000000" style:font-name="Verdana" fo:font-size="11.25pt" fo:font-weight="normal"/>
    </style:style>
    <style:style style:name="T6" style:family="text">
      <style:text-properties fo:color="#000000" fo:font-size="11.25pt" fo:font-weight="normal"/>
    </style:style>
    <style:style style:name="T7" style:family="text">
      <style:text-properties fo:color="#000000" fo:font-weight="normal"/>
    </style:style>
    <style:style style:name="T8" style:family="text">
      <style:text-properties style:font-name="Courier New"/>
    </style:style>
    <style:style style:name="T9" style:family="text">
      <style:text-properties style:font-name="Courier New"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Project title <text:s/></text:p>
      <text:p text:style-name="P3"/>
      <text:p text:style-name="P3">Problem Set 2019 Programming and Scripting </text:p>
      <text:p text:style-name="P3"/>
      <text:p text:style-name="P3">## Project Number 2 </text:p>
      <text:p text:style-name="P3"/>
      <text:p text:style-name="P3">Write a program that outputs whether or not today is a day that begins with the letter T. </text:p>
      <text:p text:style-name="P3"/>
      <text:p text:style-name="P3"/>
      <text:p text:style-name="P3">## Motivation</text:p>
      <text:p text:style-name="P3"/>
      <text:p text:style-name="P3">This project represents 50% of the marks due for Programming and Scripting Module 10 Credits.</text:p>
      <text:p text:style-name="P3">Each problem therefore is worth 5% of the overall mark!</text:p>
      <text:p text:style-name="P1"/>
      <text:p text:style-name="P1">## Code style</text:p>
      <text:p text:style-name="P1"/>
      <text:p text:style-name="P1">The coding is written in Python, which according to <text:span text:style-name="T1">DM's i-Tech Special | Coding for Beginners Volume 29</text:span> is "the greatest computer programming language ever created". <text:s/></text:p>
      <text:p text:style-name="P2"><text:span text:style-name="T2">Created by Guido van Rossum and first released in 1991, Python is considered to be an accessible language for new programmers (like me) to learn because the syntax (the form of language the program must receive to compute) is </text:span><text:span text:style-name="T3">simple and consistent.</text:span></text:p>
      <text:p text:style-name="P1"/>
      <text:p text:style-name="P1">##Background/Instructions</text:p>
      <text:p text:style-name="P1"/>
      <text:p text:style-name="P1">An example of running this program on a Thursday is as follows. </text:p>
      <text:p text:style-name="P1">$ python begins-with-t.py Yes - today begins with a T.</text:p>
      <text:p text:style-name="P1">An example of running it on a Wednesday is as follows.</text:p>
      <text:p text:style-name="P1">$ python begins-with-t.py No - today does not begin with a T.</text:p>
      <text:p text:style-name="P1"/>
      <text:p text:style-name="P1">##Methodology</text:p>
      <text:p text:style-name="P1">I began by revisiting and modifying a programming exercise from one of the first classes entitled "Is it Tuesday?"</text:p>
      <text:p text:style-name="P1"><text:span text:style-name="T4">This uses the import statement in order to gain access to datetime Python code in another m</text:span>odule. </text:p>
      <text:p text:style-name="P1">The datetime module allows for manipulation of dates and times.</text:p>
      <text:p text:style-name="P1">It is important to bear in mind that counting starts with 0 for Monday.</text:p>
      <text:p text:style-name="P1">The two days of the weeking beginning with T are Tuesday which python assigns the value 1 and Thursday equals 3.</text:p>
      <text:p text:style-name="P1"/>
      <text:p text:style-name="P1">I used an if else statement.</text:p>
      <text:p text:style-name="P1">"if" the datetime.dateime.today().weekday() result was == either day 1 or 3, the text "Yes - today begins with a T" will appear.</text:p>
      <text:p text:style-name="P1">g.</text:p>
      <text:p text:style-name="P1">This sentence prints to the screen "No - today does not begin with a T."</text:p>
      <text:p text:style-name="P6"/>
      <text:p text:style-name="P6">Initially, I put in two lines of if/else statements.</text:p>
      <text:p text:style-name="P6">This gave the correct result but in two lines of output.</text:p>
      <text:p text:style-name="P6">I needed to figure out how to make the code more concise to produce just one line of output.</text:p>
      <text:p text:style-name="P6">I assigned the weekday() value to x in order to make the code more readable.</text:p>
      <text:p text:style-name="P6">I tried several variations and got a recurring "syntax error". </text:p>
      <text:p text:style-name="P6"><text:soft-page-break/>It seemed that python had forgotten the value of x which didn't really make sense. Eventually I realised I had removed the colons somewhere along the way!</text:p>
      <text:p text:style-name="P6"><text:s/></text:p>
      <text:p text:style-name="P6"><text:span text:style-name="T7">On W3 Schools page I found a tidy one line if else statement, with 3 conditions.</text:span></text:p>
      <text:p text:style-name="P6"><text:span text:style-name="T7">I modified the statement, ran the program and got the expected answer.</text:span></text:p>
      <text:p text:style-name="P6"><text:span text:style-name="T7"/></text:p>
      <text:p text:style-name="P6"/>
      <text:p text:style-name="P1"><text:s/></text:p>
      <text:p text:style-name="P1"/>
      <text:p text:style-name="P1"/>
      <text:p text:style-name="P1"/>
      <text:p text:style-name="P1">##Credits</text:p>
      <text:p text:style-name="P1"/>
      <text:p text:style-name="P1">https://docs.python.org/3/reference/</text:p>
      <text:p text:style-name="P1"><text:a xlink:type="simple" xlink:href="https://docs.python.org/3/library/" text:style-name="Internet_20_link" text:visited-style-name="Visited_20_Internet_20_Link">https://docs.python.org/3/library/</text:a></text:p>
      <text:p text:style-name="P1"><text:a xlink:type="simple" xlink:href="https://www.tutorialspoint.com/python/python_if_else.htm" text:style-name="Internet_20_link" text:visited-style-name="Visited_20_Internet_20_Link">https://www.tutorialspoint.com/python/python_if_else.htm</text:a></text:p>
      <text:p text:style-name="P1">https://www.w3schools.com/python/python_conditions.a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Verdana" svg:font-family="Verdana,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7M37S</meta:editing-duration>
    <meta:editing-cycles>14</meta:editing-cycles>
    <meta:generator>OpenOffice/4.1.6$Win32 OpenOffice.org_project/416m1$Build-9790</meta:generator>
    <dc:date>2019-02-10T18:02:27.27</dc:date>
    <meta:document-statistic meta:table-count="0" meta:image-count="0" meta:object-count="0" meta:page-count="2" meta:paragraph-count="40" meta:word-count="425" meta:character-count="2554"/>
    <meta:user-defined meta:name="Info 1"/>
    <meta:user-defined meta:name="Info 2"/>
    <meta:user-defined meta:name="Info 3"/>
    <meta:user-defined meta:name="Info 4"/>
  </office:meta>
</office:document-meta>
</file>